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2" style:family="table">
      <style:table-properties style:width="26.711cm" fo:margin-left="0cm" table:align="left"/>
    </style:style>
    <style:style style:name="Tabel2.A" style:family="table-column">
      <style:table-column-properties style:column-width="12.913cm"/>
    </style:style>
    <style:style style:name="Tabel2.B" style:family="table-column">
      <style:table-column-properties style:column-width="11.396cm"/>
    </style:style>
    <style:style style:name="Tabel2.C" style:family="table-column">
      <style:table-column-properties style:column-width="1.319cm"/>
    </style:style>
    <style:style style:name="Tabel2.D" style:family="table-column">
      <style:table-column-properties style:column-width="1.081cm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" style:family="table">
      <style:table-properties style:width="26.702cm" fo:margin-left="0cm" table:align="left"/>
    </style:style>
    <style:style style:name="Tabel1.A" style:family="table-column">
      <style:table-column-properties style:column-width="11.243cm"/>
    </style:style>
    <style:style style:name="Tabel1.B" style:family="table-column">
      <style:table-column-properties style:column-width="13.067cm"/>
    </style:style>
    <style:style style:name="Tabel1.C" style:family="table-column">
      <style:table-column-properties style:column-width="1.319cm"/>
    </style:style>
    <style:style style:name="Tabel1.D" style:family="table-column">
      <style:table-column-properties style:column-width="1.072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26.702cm" fo:margin-left="0cm" table:align="left"/>
    </style:style>
    <style:style style:name="Tabel3.A" style:family="table-column">
      <style:table-column-properties style:column-width="11.243cm"/>
    </style:style>
    <style:style style:name="Tabel3.B" style:family="table-column">
      <style:table-column-properties style:column-width="13.067cm"/>
    </style:style>
    <style:style style:name="Tabel3.C" style:family="table-column">
      <style:table-column-properties style:column-width="1.319cm"/>
    </style:style>
    <style:style style:name="Tabel3.D" style:family="table-column">
      <style:table-column-properties style:column-width="1.072cm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D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GUI test document</text:p>
      <text:p text:style-name="Text_20_body">This document is a checklist for the GUI. It is under development.</text:p>
      <text:p text:style-name="Text_20_body">Note: ALL tests are made with LANG=C.</text:p>
      <text:p text:style-name="Text_20_body">Starting is typically:</text:p>
      <text:p text:style-name="Text_20_body">export LANG=C</text:p>
      <text:p text:style-name="Text_20_body">export LANGUAGE=C</text:p>
      <text:p text:style-name="P1">../src/SnowStuffForHire.bin unittest.db /tmp/log.ssfh</text:p>
      <text:h text:style-name="Heading_20_1" text:outline-level="1">Print Item Barcodes</text:h>
      <text:p text:style-name="Text_20_body">Prerequisite: Use the ”unittest-db” database, that contains a number of items to rename. Pos printer must be attached.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header-rows>
          <table:table-row>
            <table:table-cell table:style-name="Tabel2.A1" office:value-type="string">
              <text:p text:style-name="Table_20_Heading">What to do</text:p>
            </table:table-cell>
            <table:table-cell table:style-name="Tabel2.A1" office:value-type="string">
              <text:p text:style-name="Table_20_Heading">Expected result</text:p>
            </table:table-cell>
            <table:table-cell table:style-name="Tabel2.A1" office:value-type="string">
              <text:p text:style-name="Table_20_Heading">Pass</text:p>
            </table:table-cell>
            <table:table-cell table:style-name="Tabel2.D1" office:value-type="string">
              <text:p text:style-name="Table_20_Heading">Fail</text:p>
            </table:table-cell>
          </table:table-row>
        </table:table-header-rows>
        <table:table-row>
          <table:table-cell table:style-name="Tabel2.A2" office:value-type="string">
            <text:p text:style-name="Table_20_Contents">Start application</text:p>
          </table:table-cell>
          <table:table-cell table:style-name="Tabel2.A2" office:value-type="string">
            <text:p text:style-name="Table_20_Contents">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Open print item barcode dialog (Alt+T, b)</text:p>
          </table:table-cell>
          <table:table-cell table:style-name="Tabel2.A2" office:value-type="string">
            <text:p text:style-name="Table_20_Contents">Print item barcode dialog shows, with focus in textedit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Enter 1&lt;return&gt;2&lt;return&gt;1000&lt;return&gt;1001&lt;return&gt;1002&lt;tab&gt;&lt;return&gt;</text:p>
          </table:table-cell>
          <table:table-cell table:style-name="Tabel2.A2" office:value-type="string">
            <text:p text:style-name="Table_20_Contents">Printer prints barcodes (1,2,1000,1001,1002)</text:p>
            <text:p text:style-name="Table_20_Contents">Dialog box saying that barcodes have been printed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&lt;return&gt;</text:p>
          </table:table-cell>
          <table:table-cell table:style-name="Tabel2.A2" office:value-type="string">
            <text:p text:style-name="Table_20_Contents">Print id barcodes dialog disappears, 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Press Alt+F,x,&lt;space&gt;</text:p>
          </table:table-cell>
          <table:table-cell table:style-name="Tabel2.A2" office:value-type="string">
            <text:p text:style-name="Table_20_Contents">Application exit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Reid dialog</text:h>
      <text:p text:style-name="Text_20_body">Prerequisite: Use the ”unittest-db” database, that contains a number of items to rename. Prepare a list of ids 1, 2, 1000, using ”Print Item Barcodes” above. Barcode reader must be attached, if testing barcode reader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What to do</text:p>
            </table:table-cell>
            <table:table-cell table:style-name="Tabel1.A1" office:value-type="string">
              <text:p text:style-name="Table_20_Heading">Expected result</text:p>
            </table:table-cell>
            <table:table-cell table:style-name="Tabel1.A1" office:value-type="string">
              <text:p text:style-name="Table_20_Heading">Pass</text:p>
            </table:table-cell>
            <table:table-cell table:style-name="Tabel1.D1" office:value-type="string">
              <text:p text:style-name="Table_20_Heading">Fail</text:p>
            </table:table-cell>
          </table:table-row>
        </table:table-header-rows>
        <table:table-row>
          <table:table-cell table:style-name="Tabel1.A2" office:value-type="string">
            <text:p text:style-name="Table_20_Contents">Start application</text:p>
          </table:table-cell>
          <table:table-cell table:style-name="Tabel1.A2" office:value-type="string">
            <text:p text:style-name="Table_20_Contents">Main window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000&lt;return&gt;</text:p>
          </table:table-cell>
          <table:table-cell table:style-name="Tabel1.A2" office:value-type="string">
            <text:p text:style-name="Table_20_Contents">A dialog box, confirming that the item with id 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Error message telling that item 1 does not exist (critical error)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hift focus to from id input field</text:p>
          </table:table-cell>
          <table:table-cell table:style-name="Tabel1.A2" office:value-type="string">
            <text:p text:style-name="Table_20_Contents">..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000 &lt;tab&gt; &lt;space&gt;</text:p>
          </table:table-cell>
          <table:table-cell table:style-name="Tabel1.A2" office:value-type="string">
            <text:p text:style-name="Table_20_Contents">Information about item 1000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2&lt;return&gt;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, click on <text:span text:style-name="T1">”Apply”</text:span>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remains and is cleared, focus in from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fail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An error message appears, saying that item with id 3 already exists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Error message disappears, reid-dialog show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Navigate to guitest/reid-dialog, select ok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message appears, saying that 2 items have been given a new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Message box disappears, reid-dialog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Cancel”</text:p>
          </table:table-cell>
          <table:table-cell table:style-name="Tabel1.A2" office:value-type="string">
            <text:p text:style-name="Table_20_Contents">reid-dialog close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2">If testing scanner:</text:p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1”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2”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, clear to-field and scan item ”1000”</text:p>
          </table:table-cell>
          <table:table-cell table:style-name="Tabel1.A2" office:value-type="string">
            <text:p text:style-name="Table_20_Contents">A dialog box, confirming that the item with id 100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</text:p>
          </table:table-cell>
          <table:table-cell table:style-name="Tabel1.A2" office:value-type="string">
            <text:p text:style-name="Table_20_Contents">Focus back in ”from id”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0”, then item ”1”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2”, then item ”2”</text:p>
          </table:table-cell>
          <table:table-cell table:style-name="Tabel1.A2" office:value-type="string">
            <text:p text:style-name="Table_20_Contents">A dialog box, confirming that the item with id 1002 now have id 2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&lt;esc&gt;</text:p>
          </table:table-cell>
          <table:table-cell table:style-name="Tabel1.A2" office:value-type="string">
            <text:p text:style-name="Table_20_Contents">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Press Alt+F,x,&lt;space&gt;</text:p>
          </table:table-cell>
          <table:table-cell table:style-name="Tabel1.A2" office:value-type="string">
            <text:p text:style-name="Table_20_Contents">Application exi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Return all</text:h>
      <text:p text:style-name="Text_20_body">Prerequisite: Use the ”unittest-db” database, that contains a number of items to rename. Pos printer and barcode reader must be attached. Use ”Print Item Barcodes” dialog to create barcodes for item with ids 1, 2, 3, 4 &amp; 5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header-rows>
          <table:table-row>
            <table:table-cell table:style-name="Tabel3.A1" office:value-type="string">
              <text:p text:style-name="Table_20_Heading">What to do</text:p>
            </table:table-cell>
            <table:table-cell table:style-name="Tabel3.A1" office:value-type="string">
              <text:p text:style-name="Table_20_Heading">Expected result</text:p>
            </table:table-cell>
            <table:table-cell table:style-name="Tabel3.A1" office:value-type="string">
              <text:p text:style-name="Table_20_Heading">Pass</text:p>
            </table:table-cell>
            <table:table-cell table:style-name="Tabel3.D1" office:value-type="string">
              <text:p text:style-name="Table_20_Heading">Fail</text:p>
            </table:table-cell>
          </table:table-row>
        </table:table-header-rows>
        <table:table-row>
          <table:table-cell table:style-name="Tabel3.A2" office:value-type="string">
            <text:p text:style-name="Table_20_Contents">Start application</text:p>
          </table:table-cell>
          <table:table-cell table:style-name="Tabel3.A2" office:value-type="string">
            <text:p text:style-name="Table_20_Contents">Main window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Create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ext:soft-page-break/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 (beep sound)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1: Double-click top row, alt+s</text:p>
          </table:table-cell>
          <table:table-cell table:style-name="Tabel3.A2" office:value-type="string">
            <text:p text:style-name="Table_20_Contents">Hirer dialog closes, hirer is set to hirer 1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1, 2, 3</text:p>
          </table:table-cell>
          <table:table-cell table:style-name="Tabel3.A2" office:value-type="string">
            <text:p text:style-name="Table_20_Contents">Item 1, 2, 3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Swap Items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swap dialog: alt+w</text:p>
          </table:table-cell>
          <table:table-cell table:style-name="Tabel3.A2" office:value-type="string">
            <text:p text:style-name="Table_20_Contents">Swap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wap item 3 and 5: Scan barcodes 3 and 5</text:p>
          </table:table-cell>
          <table:table-cell table:style-name="Tabel3.A2" office:value-type="string">
            <text:p text:style-name="Table_20_Contents">Print confirm dialog is shown, return receipt with outstanding items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Create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 (beep sound)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2: Double-click second row, alt+s</text:p>
          </table:table-cell>
          <table:table-cell table:style-name="Tabel3.A2" office:value-type="string">
            <text:p text:style-name="Table_20_Contents">Hirer dialog closes, hirer is set to hirer 1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3, 4</text:p>
          </table:table-cell>
          <table:table-cell table:style-name="Tabel3.A2" office:value-type="string">
            <text:p text:style-name="Table_20_Contents">Item 3, 4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heck status of number of rented out skis</text:p>
          </table:table-cell>
          <table:table-cell table:style-name="Tabel3.A2" office:value-type="string">
            <text:p text:style-name="Table_20_Contents">Should be 5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1: Scan barcode of item 1</text:p>
          </table:table-cell>
          <table:table-cell table:style-name="Tabel3.A2" office:value-type="string">
            <text:p text:style-name="Table_20_Contents">Contract 1 shows, with 2 returned items, and 2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g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ext:soft-page-break/>
        <table:table-row>
          <table:table-cell table:style-name="Tabel3.A2" office:value-type="string">
            <text:p text:style-name="P2">Confirm state of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active contracts: alt+c, a</text:p>
          </table:table-cell>
          <table:table-cell table:style-name="Tabel3.A2" office:value-type="string">
            <text:p text:style-name="Table_20_Contents">Active contracts dialog shows, with one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contract 2: double-click top row</text:p>
          </table:table-cell>
          <table:table-cell table:style-name="Tabel3.A2" office:value-type="string">
            <text:p text:style-name="Table_20_Contents">Content of contract 2 shows, both items (3+4) is ou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esc&gt;</text:p>
          </table:table-cell>
          <table:table-cell table:style-name="Tabel3.A2" office:value-type="string">
            <text:p text:style-name="Table_20_Contents">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4: Scan barcode of item 4</text:p>
          </table:table-cell>
          <table:table-cell table:style-name="Tabel3.A2" office:value-type="string">
            <text:p text:style-name="Table_20_Contents">Contract 2 shows, with 1 returned items, and 1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g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 no active dialogs:alt+c,a</text:p>
          </table:table-cell>
          <table:table-cell table:style-name="Tabel3.A2" office:value-type="string">
            <text:p text:style-name="Table_20_Contents">No active dialog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Press esc, check no items out</text:p>
          </table:table-cell>
          <table:table-cell table:style-name="Tabel3.A2" office:value-type="string">
            <text:p text:style-name="Table_20_Contents">Number of items out = 0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xit application: Press Alt+F,x,&lt;space&gt;</text:p>
          </table:table-cell>
          <table:table-cell table:style-name="Tabel3.A2" office:value-type="string">
            <text:p text:style-name="Table_20_Contents">Application exi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a" fo:country="DK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DejaVu Sans1" fo:font-size="16pt" style:font-name-asian="DejaVu Sans2" style:font-size-asian="16pt" style:font-name-complex="DejaVu Sans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weight="bold" style:font-size-asian="14pt" style:font-weight-asian="normal" style:font-size-complex="14pt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21:59:41</meta:creation-date>
    <dc:title>MadsDefaultDokument</dc:title>
    <meta:editing-duration>PT3H30M6S</meta:editing-duration>
    <meta:editing-cycles>13</meta:editing-cycles>
    <meta:generator>LibreOffice/3.3$Linux LibreOffice_project/330m19$Build-401</meta:generator>
    <meta:initial-creator>Mads Bondo Dydensborg</meta:initial-creator>
    <dc:date>2011-11-01T21:39:36</dc:date>
    <dc:creator>Mads Bondo Dydensborg</dc:creator>
    <meta:document-statistic meta:table-count="3" meta:image-count="0" meta:object-count="0" meta:page-count="5" meta:paragraph-count="175" meta:word-count="987" meta:character-count="5896"/>
    <meta:template xlink:type="simple" xlink:actuate="onRequest" xlink:title="MadsDefaultDokument" xlink:href="file:///home/madsdyd/.libreoffice/3/user/template/MadsDefaultDokument.ott" meta:date="2011-10-24T21:59:40"/>
  </office:meta>
</office:document-meta>
</file>